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RENGIFO REATEGUI, WILFRED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ORAL SAAVEDRA LENDE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RENGIFO RABINES ROSA DE JESUS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4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GALLINA ROJA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30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8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573023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9T22:03:17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